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D00000265B244D460C39E81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fc6b2" officeooo:paragraph-rsid="001fc6b2" style:font-size-asian="14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1fc6b2" officeooo:paragraph-rsid="001fc6b2" style:font-size-asian="21pt" style:font-style-asian="italic" style:font-weight-asian="bold" style:font-size-complex="2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 DIAGRAM</text:p>
      <text:p text:style-name="P1">To er της βάσης είναι το ακόλουθο:</text:p>
      <text:p text:style-name="P2"><draw:frame draw:style-name="fr1" draw:name="Image1" text:anchor-type="paragraph" svg:x="-0.6752in" svg:y="0.2575in" svg:width="8.0118in" svg:height="3.6618in" draw:z-index="0"><draw:image xlink:href="Pictures/100000000000053D00000265B244D460C39E81C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7:33:33.891524979</meta:creation-date>
    <meta:generator>LibreOffice/6.0.7.3$Linux_X86_64 LibreOffice_project/00m0$Build-3</meta:generator>
    <dc:date>2022-06-24T17:37:19.275294898</dc:date>
    <meta:editing-duration>PT3M46S</meta:editing-duration>
    <meta:editing-cycles>1</meta:editing-cycles>
    <meta:document-statistic meta:table-count="0" meta:image-count="1" meta:object-count="0" meta:page-count="1" meta:paragraph-count="2" meta:word-count="9" meta:character-count="44" meta:non-whitespace-character-count="37"/>
  </office:meta>
</office:document-meta>
</file>